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Epistle Reading</text:span></text:p>
            <text:p text:style-name="P1"><text:span text:style-name="T2">Philippians 1:3–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8.128cm" svg:x="1.778cm" svg:y="0.762cm">
          <draw:text-box>
            <text:p text:style-name="P4"><text:span text:style-name="T3">3</text:span><text:span text:style-name="T4">I thank my God in all my remembrance of you, </text:span><text:span text:style-name="T3">4</text:span><text:span text:style-name="T4">always in every prayer of mine for you all making my prayer with joy, </text:span><text:span text:style-name="T3">5</text:span><text:span text:style-name="T4">because of your partnership in the gospel from the first day until now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384cm" svg:height="5.334cm" svg:x="1.778cm" svg:y="0.762cm">
          <draw:text-box>
            <text:p text:style-name="P6"><text:span text:style-name="T3">6</text:span><text:span text:style-name="T4">And I am sure of this, that he who began a good work in you will bring it to completion at the day of Jesus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5:04:55.480000000</meta:creation-date>
    <dc:date>2016-12-06T15:10:19.353000000</dc:date>
    <meta:editing-duration>PT5M23S</meta:editing-duration>
    <meta:editing-cycles>2</meta:editing-cycles>
    <meta:generator>LibreOffice/5.2.3.3$Windows_X86_64 LibreOffice_project/d54a8868f08a7b39642414cf2c8ef2f228f780cf</meta:generator>
    <meta:document-statistic meta:object-count="30"/>
  </office:meta>
</office:document-meta>
</file>